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07%" style:page-number="1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5" style:family="table-column">
      <style:table-column-properties style:column-width="3.1305in" style:use-optimal-column-width="false"/>
    </style:style>
    <style:style style:name="TableColumn6" style:family="table-column">
      <style:table-column-properties style:column-width="3.1305in" style:use-optimal-column-width="false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27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8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9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TableColumn31" style:family="table-column">
      <style:table-column-properties style:column-width="0.5104in" style:use-optimal-column-width="false"/>
    </style:style>
    <style:style style:name="TableColumn32" style:family="table-column">
      <style:table-column-properties style:column-width="1.7812in" style:use-optimal-column-width="false"/>
    </style:style>
    <style:style style:name="TableColumn33" style:family="table-column">
      <style:table-column-properties style:column-width="3.875in" style:use-optimal-column-width="false"/>
    </style:style>
    <style:style style:name="Table30" style:family="table">
      <style:table-properties style:width="6.1666in" fo:margin-left="0in" table:align="left"/>
    </style:style>
    <style:style style:name="TableRow34" style:family="table-row">
      <style:table-row-properties style:min-row-height="0.3868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Row41" style:family="table-row">
      <style:table-row-properties style:min-row-height="0.5673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48" style:family="table-row">
      <style:table-row-properties style:min-row-height="0.5673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55" style:family="table-row">
      <style:table-row-properties style:min-row-height="0.5673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/>
      <style:text-properties style:font-name="Calibri" style:font-name-asian="Calibri" style:font-name-complex="Calibri" fo:color="#222222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62" style:family="table-row">
      <style:table-row-properties style:min-row-height="0.5673in"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/>
      <style:text-properties style:font-name="Calibri" style:font-name-asian="Calibri" style:font-name-complex="Calibri" fo:color="#222222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69" style:family="table-row">
      <style:table-row-properties style:min-row-height="0.5673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00%"/>
    </style:style>
    <style:style style:name="T74" style:parent-style-name="DefaultParagraphFont" style:family="text">
      <style:text-properties style:font-name="Calibri" style:font-name-asian="Calibri" style:font-name-complex="Calibri" fo:color="#222222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77" style:family="table-row">
      <style:table-row-properties style:min-row-height="0.5673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/>
    </style:style>
    <style:style style:name="T82" style:parent-style-name="DefaultParagraphFont" style:family="text">
      <style:text-properties style:font-name="Calibri" style:font-name-asian="Calibri" style:font-name-complex="Calibri" fo:color="#222222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85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86" style:parent-style-name="Normal" style:family="paragraph">
      <style:paragraph-properties fo:break-before="page"/>
    </style:style>
  </office:automatic-styles>
  <office:body>
    <office:text text:use-soft-page-breaks="true">
      <text:p text:style-name="P1">Project Development Phase</text:p>
      <text:p text:style-name="P2">Model Performance Test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ate</text:p>
          </table:table-cell>
          <table:table-cell table:style-name="TableCell10">
            <text:p text:style-name="P11">28 June 2025</text:p>
          </table:table-cell>
        </table:table-row>
        <table:table-row table:style-name="TableRow12">
          <table:table-cell table:style-name="TableCell13">
            <text:p text:style-name="P14">Team ID</text:p>
          </table:table-cell>
          <table:table-cell table:style-name="TableCell15">
            <text:p text:style-name="P16">LTVIP2025TMID28557</text:p>
          </table:table-cell>
        </table:table-row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Laptop Request Catalog Item</text:p>
          </table:table-cell>
        </table:table-row>
        <table:table-row table:style-name="TableRow22">
          <table:table-cell table:style-name="TableCell23">
            <text:p text:style-name="P24">Maximum Marks</text:p>
          </table:table-cell>
          <table:table-cell table:style-name="TableCell25">
            <text:p text:style-name="P26"/>
          </table:table-cell>
        </table:table-row>
      </table:table>
      <text:p text:style-name="P27"/>
      <text:p text:style-name="P28">Model Performance Testing:</text:p>
      <text:p text:style-name="P29">Project team shall fill the following information in model<text:s/>performance testing template.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S.No.</text:p>
          </table:table-cell>
          <table:table-cell table:style-name="TableCell37">
            <text:p text:style-name="P38">Parameter</text:p>
          </table:table-cell>
          <table:table-cell table:style-name="TableCell39">
            <text:p text:style-name="P40">Screenshot / Values</text:p>
          </table:table-cell>
        </table:table-row>
        <table:table-row table:style-name="TableRow41">
          <table:table-cell table:style-name="TableCell42">
            <text:list text:style-name="LFO1" text:continue-numbering="true">
              <text:list-item>
                <text:p text:style-name="P43"/>
              </text:list-item>
            </text:list>
          </table:table-cell>
          <table:table-cell table:style-name="TableCell44">
            <text:p text:style-name="P45">Data Rendered<text:s/>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list text:style-name="LFO1" text:continue-numbering="true">
              <text:list-item>
                <text:p text:style-name="P50"/>
              </text:list-item>
            </text:list>
          </table:table-cell>
          <table:table-cell table:style-name="TableCell51">
            <text:p text:style-name="P52">Data Preprocessing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.</text:p>
          </table:table-cell>
          <table:table-cell table:style-name="TableCell58">
            <text:p text:style-name="P59">Utilization of Filters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4.</text:p>
          </table:table-cell>
          <table:table-cell table:style-name="TableCell65">
            <text:p text:style-name="P66">Calculation fields Used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5.</text:p>
          </table:table-cell>
          <table:table-cell table:style-name="TableCell72">
            <text:p text:style-name="P73"><text:span text:style-name="T74">Dashboard design</text:span></text:p>
          </table:table-cell>
          <table:table-cell table:style-name="TableCell75">
            <text:p text:style-name="P76">No of Visualizations / Graphs -<text:s/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P81"><text:span text:style-name="T82">Story Design</text:span></text:p>
          </table:table-cell>
          <table:table-cell table:style-name="TableCell83">
            <text:p text:style-name="P84">No of<text:s/>Visualizations / Graphs -</text:p>
          </table:table-cell>
        </table:table-row>
      </table:table>
      <text:p text:style-name="P85"/>
      <text:p text:style-name="Normal"/>
      <text:p text:style-name="Normal"/>
      <text:p text:style-name="Normal"/>
      <text:p text:style-name="P86"/>
      <text:h text:style-name="Heading1" text:outline-level="1">Catalog Item: Laptop Request</text:h>
      <text:h text:style-name="Heading2" text:outline-level="2">Item Name</text:h>
      <text:p text:style-name="Normal">Laptop Request</text:p>
      <text:h text:style-name="Heading2" text:outline-level="2">Catalog Category</text:h>
      <text:p text:style-name="Normal">IT Hardware &amp; Devices</text:p>
      <text:h text:style-name="Heading2" text:outline-level="2">Description</text:h>
      <text:p text:style-name="Normal">This catalog item allows employees to request a standard-issue laptop for official use. Laptops are provided<text:s/>based on job role requirements and availability, subject to approval by the reporting manager and IT department.</text:p>
      <text:h text:style-name="Heading2" text:outline-level="2">Request Type</text:h>
      <text:p text:style-name="Normal">New Hardware Provision</text:p>
      <text:h text:style-name="Heading2" text:outline-level="2">Available To</text:h>
      <text:p text:style-name="Normal">All employees with active corporate accounts</text:p>
      <text:h text:style-name="Heading2" text:outline-level="2">Approval Workflow</text:h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h text:style-name="Heading2" text:outline-level="2">Delivery Time</text:h>
      <text:p text:style-name="Normal">3–7 business days after final approval, depending on stock availability.</text:p>
      <text:h text:style-name="Heading2" text:outline-level="2">Laptop Specifications (Standard Model)</text:h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h text:style-name="Heading2" text:outline-level="2">Attachments Required (if applicable)</text:h>
      <text:p text:style-name="Normal">- Business Justification (for roles not pre-approved)<text:line-break/>- Previous laptop return confirmation (if requesting replacement)</text:p>
      <text:h text:style-name="Heading2" text:outline-level="2">Contact for Support</text:h>
      <text:p text:style-name="Normal">IT Helpdesk – it.support@company.com | Extension: 1234</text:p>
      <text:h text:style-name="Heading2" text:outline-level="2">Notes</text:h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8:29:00Z</meta:creation-date>
    <dc:date>2025-06-29T08:29:00Z</dc:date>
    <meta:template xlink:href="Normal.dotm" xlink:type="simple"/>
    <meta:editing-cycles>3</meta:editing-cycles>
    <meta:editing-duration>PT60S</meta:editing-duration>
    <meta:document-statistic meta:page-count="1" meta:paragraph-count="4" meta:word-count="300" meta:character-count="2012" meta:row-count="14" meta:non-whitespace-character-count="1716"/>
  </office:meta>
</office:document-meta>
</file>